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765" officeooo:paragraph-rsid="001be765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1be765" officeooo:paragraph-rsid="001be765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4" style:family="paragraph" style:parent-style-name="Standard">
      <style:text-properties fo:font-weight="bold" officeooo:rsid="001be765" officeooo:paragraph-rsid="001be7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ssion 8</text:p>
      <text:p text:style-name="P3">:</text:p>
      <text:p text:style-name="P3">Pig</text:p>
      <text:p text:style-name="P4"/>
      <text:p text:style-name="P4">Write a wordcount program to implement wordcount using Pig.</text:p>
      <text:p text:style-name="P4"/>
      <text:p text:style-name="P1">wc = load '/home/gv/Desktop/word' as (line:chararray);</text:p>
      <text:p text:style-name="P1">li = foreach wc generate FLATTEN(TOKENIZE(line)) as word;</text:p>
      <text:p text:style-name="P1">go = group li by word;</text:p>
      <text:p text:style-name="P1">co = foreach go generate group, COUNT(l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6:23:08.026071252</meta:creation-date>
    <dc:date>2016-09-25T16:25:12.513460302</dc:date>
    <meta:editing-duration>P0D</meta:editing-duration>
    <meta:editing-cycles>1</meta:editing-cycles>
    <meta:document-statistic meta:table-count="0" meta:image-count="0" meta:object-count="0" meta:page-count="1" meta:paragraph-count="8" meta:word-count="40" meta:character-count="249" meta:non-whitespace-character-count="214"/>
    <meta:generator>LibreOffice/4.2.8.2$Linux_X86_64 LibreOffice_project/420m0$Build-2</meta:generator>
  </office:meta>
</office:document-meta>
</file>